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BOIZ AGGP class game project</text:p>
      <text:p text:style-name="Standard"/>
      <text:p text:style-name="Standard">So our story begins with our main character Viney, he was in the made mad in the Abanicci family. He was a loyal member in the family until 2 years ago when he unexpectedly ratted them out to the feds. He was soon hit by car and then woke up in a strange place with a strange entity. The entity tells Viney he must find a way to escape this place.</text:p>
      <text:p text:style-name="Standard">Our game is a 2D isometric dungeon crawler. Our game explore the life of Viney through an action packed, dungeon crawler experience </text:p>
      <text:p text:style-name="Standard"/>
      <text:p text:style-name="Standard">the e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23T09:54:35.22</meta:creation-date>
    <meta:document-statistic meta:table-count="0" meta:image-count="0" meta:object-count="0" meta:page-count="1" meta:paragraph-count="4" meta:word-count="101" meta:character-count="519"/>
    <dc:date>2020-03-23T10:17:58.20</dc:date>
    <meta:editing-duration>PT8M12S</meta:editing-duration>
    <meta:editing-cycles>1</meta:editing-cycles>
    <meta:generator>OpenOffice/4.1.5$Win32 OpenOffice.org_project/415m1$Build-9789</meta:generator>
  </office:meta>
</office:document-meta>
</file>